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automatic-styles>
    <style:style style:name="Table1" style:family="table" style:master-page-name="Landscape">
      <style:table-properties style:width="11.0021in" fo:margin-left="-0.0021in" fo:margin-right="0in" style:page-number="auto" table:align="margins" style:shadow="none"/>
    </style:style>
    <style:style style:name="Table1.A" style:family="table-column">
      <style:table-column-properties style:column-width="1.2222in" style:rel-column-width="7280*"/>
    </style:style>
    <style:style style:name="Table1.B" style:family="table-column">
      <style:table-column-properties style:column-width="0.9681in" style:rel-column-width="5766*"/>
    </style:style>
    <style:style style:name="Table1.C" style:family="table-column">
      <style:table-column-properties style:column-width="0.2542in" style:rel-column-width="1513*"/>
    </style:style>
    <style:style style:name="Table1.E" style:family="table-column">
      <style:table-column-properties style:column-width="0.734in" style:rel-column-width="4372*"/>
    </style:style>
    <style:style style:name="Table1.F" style:family="table-column">
      <style:table-column-properties style:column-width="0.4882in" style:rel-column-width="2907*"/>
    </style:style>
    <style:style style:name="Table1.G" style:family="table-column">
      <style:table-column-properties style:column-width="0.6125in" style:rel-column-width="3649*"/>
    </style:style>
    <style:style style:name="Table1.H" style:family="table-column">
      <style:table-column-properties style:column-width="0.6097in" style:rel-column-width="3631*"/>
    </style:style>
    <style:style style:name="Table1.I" style:family="table-column">
      <style:table-column-properties style:column-width="0.491in" style:rel-column-width="2924*"/>
    </style:style>
    <style:style style:name="Table1.J" style:family="table-column">
      <style:table-column-properties style:column-width="0.7313in" style:rel-column-width="4355*"/>
    </style:style>
    <style:style style:name="Table1.L" style:family="table-column">
      <style:table-column-properties style:column-width="0.2479in" style:rel-column-width="1476*"/>
    </style:style>
    <style:style style:name="Table1.M" style:family="table-column">
      <style:table-column-properties style:column-width="0.9743in" style:rel-column-width="5803*"/>
    </style:style>
    <style:style style:name="Table1.N" style:family="table-column">
      <style:table-column-properties style:column-width="1.2257in" style:rel-column-width="7299*"/>
    </style:style>
    <style:style style:name="Table1.1" style:family="table-row">
      <style:table-row-properties style:row-height="2.1903in"/>
    </style:style>
    <style:style style:name="Table1.A1" style:family="table-cell">
      <style:table-cell-properties style:vertical-align="" fo:background-color="transparent" fo:padding="0.0382in" fo:border-left="0.0347in solid #000000" fo:border-right="none" fo:border-top="0.0347in solid #000000" fo:border-bottom="0.0347in solid #000000">
        <style:background-image/>
      </style:table-cell-properties>
    </style:style>
    <style:style style:name="Table1.C1" style:family="table-cell">
      <style:table-cell-properties style:vertical-align="" fo:background-color="transparent" fo:padding="0.0382in" fo:border-left="0.0347in solid #b2b2b2" fo:border-right="none" fo:border-top="0.0347in solid #000000" fo:border-bottom="0.0347in solid #000000">
        <style:background-image/>
      </style:table-cell-properties>
    </style:style>
    <style:style style:name="Table1.M1" style:family="table-cell">
      <style:table-cell-properties style:vertical-align="" fo:background-color="transparent" fo:padding="0.0382in" fo:border-left="0.0347in solid #b2b2b2" fo:border-right="0.0347in solid #000000" fo:border-top="0.0347in solid #000000" fo:border-bottom="0.0347in solid #000000">
        <style:background-image/>
      </style:table-cell-properties>
    </style:style>
    <style:style style:name="Table1.2" style:family="table-row">
      <style:table-row-properties style:row-height="4in"/>
    </style:style>
    <style:style style:name="Table1.A2" style:family="table-cell">
      <style:table-cell-properties style:vertical-align="middle" fo:background-color="transparent" fo:padding="0.0382in" fo:border-left="0.0347in solid #000000" fo:border-right="none" fo:border-top="0.0347in solid #000000" fo:border-bottom="0.0347in solid #000000">
        <style:background-image/>
      </style:table-cell-properties>
    </style:style>
    <style:style style:name="Table1.B2" style:family="table-cell" style:data-style-name="N0">
      <style:table-cell-properties style:vertical-align="middle" fo:background-color="transparent" fo:padding="0.0382in" fo:border-left="0.0347in solid #cccccc" fo:border-right="none" fo:border-top="0.0347in solid #000000" fo:border-bottom="0.0347in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0382in" fo:border-left="0.0347in solid #cccccc" fo:border-right="none" fo:border-top="0.0347in solid #000000" fo:border-bottom="0.0347in solid #000000">
        <style:background-image/>
      </style:table-cell-properties>
    </style:style>
    <style:style style:name="Table1.N2" style:family="table-cell">
      <style:table-cell-properties style:vertical-align="middle" fo:background-color="transparent" fo:padding="0.0382in" fo:border-left="0.0347in solid #cccccc" fo:border-right="0.0347in solid #000000" fo:border-top="0.0347in solid #000000" fo:border-bottom="0.0347in solid #000000">
        <style:background-image/>
      </style:table-cell-properties>
    </style:style>
    <style:style style:name="Table1.3" style:family="table-row">
      <style:table-row-properties style:row-height="2.2701in"/>
    </style:style>
    <style:style style:name="Table1.A3" style:family="table-cell">
      <style:table-cell-properties style:vertical-align="" fo:background-color="transparent" fo:padding="0.0382in" fo:border-left="0.0347in solid #b2b2b2" fo:border-right="none" fo:border-top="none" fo:border-bottom="0.0347in solid #b2b2b2">
        <style:background-image/>
      </style:table-cell-properties>
    </style:style>
    <style:style style:name="Table1.H3" style:family="table-cell">
      <style:table-cell-properties style:vertical-align="" fo:background-color="transparent" fo:padding="0.0382in" fo:border-left="0.0007in solid #b2b2b2" fo:border-right="0.0347in solid #b2b2b2" fo:border-top="none" fo:border-bottom="0.0347in solid #b2b2b2">
        <style:background-image/>
      </style:table-cell-properties>
    </style:style>
    <style:style style:name="P1" style:family="paragraph" style:parent-style-name="Standard" style:master-page-name="">
      <style:paragraph-properties fo:margin-left="0in" fo:margin-right="-0.7811in" fo:margin-top="0in" fo:margin-bottom="0in" fo:text-align="center" style:justify-single-word="false" fo:text-indent="0in" style:auto-text-indent="false" style:page-number="auto"/>
      <style:text-properties style:font-name="Symbola" fo:font-size="24pt" style:font-size-asian="24pt" style:font-name-complex="Symbola1" style:font-size-complex="24pt"/>
    </style:style>
    <style:style style:name="P2" style:family="paragraph" style:parent-style-name="Standard">
      <style:paragraph-properties fo:margin-top="0in" fo:margin-bottom="0in" fo:line-height="0.4402in" fo:text-align="start" style:justify-single-word="false"/>
      <style:text-properties style:font-name="Gentium Book Basic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top="0in" fo:margin-bottom="0in" fo:line-height="0.4402in" fo:text-align="start" style:justify-single-word="false">
        <style:tab-stops>
          <style:tab-stop style:position="1in"/>
        </style:tab-stops>
      </style:paragraph-properties>
      <style:text-properties style:font-name="Gentium Book Basic" fo:font-size="26pt" fo:font-style="italic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top="0in" fo:margin-bottom="0in" fo:line-height="0.4201in" fo:text-align="start" style:justify-single-word="false">
        <style:tab-stops>
          <style:tab-stop style:position="1in"/>
        </style:tab-stops>
      </style:paragraph-properties>
      <style:text-properties style:font-name="Gentium Book Basic" fo:font-size="18pt" fo:font-style="italic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in" fo:line-height="0.3402in" fo:text-align="start" style:justify-single-word="false">
        <style:tab-stops>
          <style:tab-stop style:position="1in"/>
        </style:tab-stops>
      </style:paragraph-properties>
      <style:text-properties style:font-name="Gentium Book Basic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in" fo:margin-bottom="0in" fo:line-height="0.4201in" fo:text-align="start" style:justify-single-word="false">
        <style:tab-stops>
          <style:tab-stop style:position="1in"/>
        </style:tab-stops>
      </style:paragraph-properties>
      <style:text-properties style:font-name="Gentium Book Basic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in" fo:margin-bottom="0in" fo:line-height="0.3402in" fo:text-align="start" style:justify-single-word="false">
        <style:tab-stops>
          <style:tab-stop style:position="1in"/>
        </style:tab-stops>
      </style:paragraph-properties>
    </style:style>
    <style:style style:name="P8" style:family="paragraph" style:parent-style-name="Standard">
      <style:paragraph-properties fo:margin-top="0in" fo:margin-bottom="0in" fo:line-height="1.7598in" fo:text-align="center" style:justify-single-word="false"/>
      <style:text-properties style:font-name="Symbola" fo:font-size="88pt" style:font-size-asian="88pt" style:font-name-complex="Symbola1" style:font-size-complex="88pt"/>
    </style:style>
    <style:style style:name="P9" style:family="paragraph" style:parent-style-name="Standard">
      <style:paragraph-properties fo:margin-top="0in" fo:margin-bottom="0in" fo:line-height="0.3in" fo:text-align="center" style:justify-single-word="false"/>
      <style:text-properties fo:font-variant="normal" fo:text-transform="none" fo:color="#000000" fo:font-size="88pt" fo:letter-spacing="normal" fo:font-weight="bold" style:font-name-asian="Arial Black" style:font-size-asian="88pt" style:font-style-asian="normal" style:font-weight-asian="bold" style:font-size-complex="88pt" style:font-weight-complex="bold"/>
    </style:style>
    <style:style style:name="P10" style:family="paragraph" style:parent-style-name="Standard">
      <style:paragraph-properties fo:margin-top="0in" fo:margin-bottom="0in" fo:text-align="center" style:justify-single-word="false"/>
      <style:text-properties style:font-name="Consolas" fo:font-size="66pt" style:font-size-asian="66pt" style:font-size-complex="66pt"/>
    </style:style>
    <style:style style:name="P11" style:family="paragraph" style:parent-style-name="Standard">
      <style:paragraph-properties fo:margin-top="0in" fo:margin-bottom="0in" fo:text-align="center" style:justify-single-word="false"/>
      <style:text-properties style:font-name="Consolas" fo:font-size="54pt" style:font-size-asian="54pt" style:font-size-complex="54pt"/>
    </style:style>
    <style:style style:name="P12" style:family="paragraph" style:parent-style-name="Standard">
      <style:paragraph-properties fo:margin-top="0in" fo:margin-bottom="0in" fo:line-height="0.4201in" fo:text-align="start" style:justify-single-word="false">
        <style:tab-stops>
          <style:tab-stop style:position="1in"/>
        </style:tab-stops>
      </style:paragraph-properties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Symbola" fo:font-style="normal" style:text-underline-style="none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Symbola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font-name="Symbola" fo:font-size="10pt" fo:font-style="normal" style:text-underline-style="none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Symbola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font-name="Symbola" fo:font-size="24pt" fo:font-style="normal" style:text-underline-style="none" fo:font-weight="normal" style:text-blinking="false" fo:background-color="transparent" style:font-size-asian="24pt" style:font-weight-asian="normal" style:font-size-complex="24pt" style:font-weight-complex="normal"/>
    </style:style>
    <style:style style:name="T7" style:family="text">
      <style:text-properties fo:font-variant="normal" fo:text-transform="none" fo:color="#000000" style:text-line-through-style="none" style:font-name="Symbola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T8" style:family="text">
      <style:text-properties fo:font-variant="normal" fo:text-transform="none" fo:color="#000000" style:text-line-through-style="none" style:font-name="Symbola" fo:font-size="22pt" fo:font-style="normal" style:text-underline-style="none" fo:font-weight="normal" style:text-blinking="fals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font-name="Symbola" fo:font-size="20pt" fo:font-style="normal" style:text-underline-style="none" fo:font-weight="normal" style:text-blinking="false" fo:background-color="transparent" style:font-size-asian="20pt" style:font-weight-asian="normal" style:font-size-complex="20pt" style:font-weight-complex="normal"/>
    </style:style>
    <style:style style:name="T10" style:family="text">
      <style:text-properties fo:font-variant="normal" fo:text-transform="none" fo:color="#000000" style:text-line-through-style="none" style:font-name="Gentium Book Basic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0000" style:text-line-through-style="none" style:font-name="Gentium Book Basic" fo:font-size="22pt" fo:font-style="normal" style:text-underline-style="none" fo:font-weight="bold" style:text-blinking="false" fo:background-color="transparent" style:font-size-asian="22pt" style:font-weight-asian="bold" style:font-size-complex="22pt" style:font-weight-complex="bold"/>
    </style:style>
    <style:style style:name="T12" style:family="text">
      <style:text-properties fo:font-variant="normal" fo:text-transform="none" fo:color="#000000" style:text-line-through-style="none" style:font-name="Gentium Book Basic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style:text-line-through-style="none" fo:font-size="22pt" fo:font-style="normal" style:text-underline-style="none" style:text-blinking="false" fo:background-color="transparent" style:font-size-asian="22pt" style:font-size-complex="22pt"/>
    </style:style>
    <style:style style:name="T14" style:family="text">
      <style:text-properties fo:font-variant="normal" fo:text-transform="none" fo:color="#000000" style:text-line-through-style="none" fo:font-size="22pt" style:text-underline-style="none" fo:font-weight="normal" style:text-blinking="false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fo:font-size="22pt" style:text-underline-style="none" style:text-blinking="false" fo:background-color="transparent" style:font-size-asian="22pt" style:font-style-asian="italic" style:font-size-complex="22pt" style:font-style-complex="italic"/>
    </style:style>
    <style:style style:name="T16" style:family="text">
      <style:text-properties fo:font-variant="normal" fo:text-transform="none" fo:color="#000000" style:text-line-through-style="none" fo:font-size="10pt" fo:font-style="normal" style:text-underline-style="none" style:text-blinking="false" fo:background-color="transparent" style:font-size-asian="10pt" style:font-size-complex="10pt"/>
    </style:style>
    <style:style style:name="T17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18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fo:font-size="26pt" fo:font-style="normal" style:text-underline-style="none" style:text-blinking="false" fo:background-color="transparent" style:font-size-asian="26pt" style:font-size-complex="26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A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8">💎</text:p>
          </table:table-cell>
          <table:covered-table-cell/>
          <table:table-cell table:style-name="Table1.C1" table:number-columns-spanned="3" office:value-type="string">
            <text:p text:style-name="P8">👑</text:p>
          </table:table-cell>
          <table:covered-table-cell/>
          <table:covered-table-cell/>
          <table:table-cell table:style-name="Table1.C1" table:number-columns-spanned="4" office:value-type="string">
            <text:p text:style-name="P8">🙏</text:p>
          </table:table-cell>
          <table:covered-table-cell/>
          <table:covered-table-cell/>
          <table:covered-table-cell/>
          <table:table-cell table:style-name="Table1.C1" table:number-columns-spanned="3" office:value-type="string">
            <text:p text:style-name="P8">🌹</text:p>
          </table:table-cell>
          <table:covered-table-cell/>
          <table:covered-table-cell/>
          <table:table-cell table:style-name="Table1.M1" table:number-columns-spanned="2" office:value-type="string">
            <text:p text:style-name="P8">🗡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...</text:p>
          </table:table-cell>
          <table:table-cell table:style-name="Table1.B2" table:number-columns-spanned="2" office:value-type="float" office:value="-2">
            <text:p text:style-name="P11">-2</text:p>
          </table:table-cell>
          <table:covered-table-cell/>
          <table:table-cell table:style-name="Table1.B2" office:value-type="float" office:value="-1">
            <text:p text:style-name="P11">-1</text:p>
          </table:table-cell>
          <table:table-cell table:style-name="Table1.B2" table:number-columns-spanned="2" office:value-type="float" office:value="0">
            <text:p text:style-name="P10">0</text:p>
          </table:table-cell>
          <table:covered-table-cell/>
          <table:table-cell table:style-name="Table1.G2" table:number-columns-spanned="2" office:value-type="string">
            <text:p text:style-name="P11">+1</text:p>
          </table:table-cell>
          <table:covered-table-cell/>
          <table:table-cell table:style-name="Table1.G2" table:number-columns-spanned="2" office:value-type="string">
            <text:p text:style-name="P11">+2</text:p>
          </table:table-cell>
          <table:covered-table-cell/>
          <table:table-cell table:style-name="Table1.G2" office:value-type="string">
            <text:p text:style-name="P11">+3</text:p>
          </table:table-cell>
          <table:table-cell table:style-name="Table1.G2" table:number-columns-spanned="2" office:value-type="string">
            <text:p text:style-name="P11">+4</text:p>
          </table:table-cell>
          <table:covered-table-cell/>
          <table:table-cell table:style-name="Table1.N2" office:value-type="string">
            <text:p text:style-name="P9">...</text:p>
          </table:table-cell>
        </table:table-row>
        <table:table-row table:style-name="Table1.3">
          <table:table-cell table:style-name="Table1.A3" table:number-columns-spanned="7" office:value-type="string">
            <text:p text:style-name="P3"><text:span text:style-name="T16"><text:s/></text:span><text:span text:style-name="T6">🌣</text:span><text:span text:style-name="T1"> Actions </text:span><text:span text:style-name="T14">(Flip to </text:span><text:span text:style-name="T8">🌙</text:span><text:span text:style-name="T14"> <text:s/>after taking </text:span><text:span text:style-name="T15">1</text:span><text:span text:style-name="T14">)</text:span><text:span text:style-name="T1">:</text:span></text:p>
            <text:p text:style-name="P12"><text:span text:style-name="T12"><text:s/></text:span><text:span text:style-name="T11">Write</text:span><text:span text:style-name="T10"><text:tab/><text:tab/><text:tab/>Send a trait card to a suitor</text:span></text:p>
            <text:p text:style-name="P4"><text:span text:style-name="T16"><text:s/></text:span><text:span text:style-name="T13">Propose</text:span><text:span text:style-name="T1"><text:tab/><text:tab/>Send a trait card and </text:span><text:span text:style-name="T9">💍</text:span><text:span text:style-name="T1"> to a suitor</text:span></text:p>
            <text:p text:style-name="P6"><text:span text:style-name="T16"><text:s/></text:span><text:span text:style-name="T13">Arrange<text:tab/></text:span><text:span text:style-name="T1"><text:tab/>Discard a trait card from the deck</text:span></text:p>
            <text:p text:style-name="P6"><text:span text:style-name="T16"><text:s/></text:span><text:span text:style-name="T13">Break up</text:span><text:span text:style-name="T1"><text:tab/>Discard </text:span><text:span text:style-name="T17">desired</text:span><text:span text:style-name="T1"> trait &amp; return </text:span><text:span text:style-name="T9">💍</text:span><text:span text:style-name="T4"> </text:span>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"><text:span text:style-name="T5"><text:s/></text:span><text:span text:style-name="T6">🌙</text:span><text:span text:style-name="T19"> Responses </text:span><text:span text:style-name="T18">(Flip to </text:span><text:span text:style-name="T3">🌣</text:span><text:span text:style-name="T18"> <text:s/>after </text:span><text:span text:style-name="T17">all</text:span><text:span text:style-name="T18">)</text:span><text:span text:style-name="T19">:</text:span></text:p>
            <text:p text:style-name="P7"><text:span text:style-name="T12"><text:s/></text:span><text:span text:style-name="T10">Adjust suitor's qualities with received traits</text:span></text:p>
            <text:p text:style-name="P7"><text:span text:style-name="T12"><text:s/></text:span><text:span text:style-name="T10">Adjust suitor's desires based on trait reception</text:span></text:p>
            <text:p text:style-name="P5"><text:span text:style-name="T16"><text:s/></text:span><text:span text:style-name="T1">To accept</text:span><text:span text:style-name="T13"> </text:span><text:span text:style-name="T2">💍</text:span><text:span text:style-name="T1">, swap trait cards and </text:span><text:span text:style-name="T2">💍</text:span><text:span text:style-name="T1">s</text:span></text:p>
            <text:p text:style-name="P5"><text:span text:style-name="T16"><text:s/></text:span><text:span text:style-name="T1">If ignored, may draw 1 then may replace a trait</text:span></text:p>
            <text:p text:style-name="P5"><text:span text:style-name="T16"><text:s/></text:span><text:span text:style-name="T1">Return all cards to their owners afterwar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.7811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e Allred</meta:initial-creator>
    <meta:creation-date>2021-02-04T22:58:18.05</meta:creation-date>
    <meta:printed-by>Katie Allred</meta:printed-by>
    <meta:print-date>2021-02-07T07:24:57.41</meta:print-date>
    <dc:date>2021-02-07T07:34:51.07</dc:date>
    <dc:creator>Katie Allred</dc:creator>
    <meta:editing-duration>PT3H14M27S</meta:editing-duration>
    <meta:editing-cycles>12</meta:editing-cycles>
    <meta:generator>OpenOffice/4.1.6$Win32 OpenOffice.org_project/416m1$Build-9790</meta:generator>
    <meta:document-statistic meta:table-count="1" meta:image-count="0" meta:object-count="0" meta:page-count="2" meta:paragraph-count="25" meta:word-count="104" meta:character-count="508"/>
  </office:meta>
</office:document-meta>
</file>